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4.272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3.75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solid" draw:stroke-dash="Ultrafine_20_2_20_Dots_20_3_20_Dashes" svg:stroke-color="#000000" draw:marker-start="" draw:fill-color="#ffffff" draw:textarea-horizontal-align="justify" draw:textarea-vertical-align="middle" draw:auto-grow-height="false" fo:min-height="5.868cm" fo:min-width="12.708cm" draw:shadow="visib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4.824cm" svg:height="1.524cm" svg:x="13.972cm" svg:y="4.736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8.796cm" svg:y1="5.498cm" svg:x2="25.281cm" svg:y2="1.688cm" draw:start-shape="id1" draw:start-glue-point="1" draw:end-shape="id2" draw:end-glue-point="2" svg:d="M18796 5498c4324 0 6485-1270 6485-3810" svg:viewBox="0 0 6486 3811">
          <text:p/>
        </draw:connector>
        <draw:connector draw:style-name="gr2" draw:text-style-name="P2" draw:layer="layout" draw:type="curve" svg:x1="23.13cm" svg:y1="0.926cm" svg:x2="16.384cm" svg:y2="4.736cm" draw:start-shape="id2" draw:start-glue-point="3" draw:end-shape="id1" draw:end-glue-point="0" svg:d="M23130 926c-4498 0-6746 1270-6746 3810" svg:viewBox="0 0 6747 3811">
          <text:p/>
        </draw:connector>
        <draw:custom-shape draw:style-name="gr3" draw:text-style-name="P1" xml:id="id2" draw:id="id2" draw:layer="layout" svg:width="4.302cm" svg:height="1.524cm" svg:x="23.13cm" svg:y="0.164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draw:line-skew="-0.352cm 0.323cm" svg:x1="25.281cm" svg:y1="0.164cm" svg:x2="27.432cm" svg:y2="0.926cm" draw:start-shape="id2" draw:start-glue-point="0" draw:end-shape="id2" draw:end-glue-point="1" svg:d="M25281 164c0-1318 1501-1099 2357-579s1069 1341-206 1341" svg:viewBox="0 0 3054 1748">
          <text:p/>
        </draw:connector>
        <draw:g>
          <svg:title>TexMaths</svg:title>
          <svg:desc>20§latex§$1: i, p, p', \pmb{p''}$§svg§600§TRUE§</svg:desc>
          <draw:polygon draw:style-name="gr4" draw:text-style-name="P3" draw:layer="layout" svg:width="3.689cm" svg:height="0.685cm" svg:x="23.423cm" svg:y="0.607cm" svg:viewBox="0 0 3690 686" draw:points="1846,686 0,686 0,0 3690,0 3690,686">
            <text:p/>
          </draw:polygon>
          <draw:path draw:style-name="gr5" draw:text-style-name="P4" draw:layer="layout" svg:width="0.233cm" svg:height="0.469cm" svg:x="23.485cm" svg:y="0.685cm" svg:viewBox="0 0 234 470" svg:d="M146 18c0-16 0-18-16-18-44 46-108 46-130 46v22c14 0 56 0 92-20v366c0 26-2 34-66 34h-22v22c26-2 86-2 116-2 28 0 90 0 114 2v-22h-22c-64 0-66-8-66-34z">
            <text:p/>
          </draw:path>
          <draw:path draw:style-name="gr5" draw:text-style-name="P4" draw:layer="layout" svg:width="0.075cm" svg:height="0.303cm" svg:x="24.029cm" svg:y="0.851cm" svg:viewBox="0 0 76 304" svg:d="M76 38c0-22-16-38-38-38-20 0-38 16-38 38 0 20 18 38 38 38 22 0 38-18 38-38zM76 268c0-22-16-38-38-38-20 0-38 16-38 38 0 20 18 36 38 36 22 0 38-16 38-36z">
            <text:p/>
          </draw:path>
          <draw:path draw:style-name="gr5" draw:text-style-name="P4" draw:layer="layout" svg:width="0.187cm" svg:height="0.473cm" svg:x="24.379cm" svg:y="0.689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5" draw:text-style-name="P4" draw:layer="layout" svg:width="0.083cm" svg:height="0.211cm" svg:x="24.659cm" svg:y="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24.889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083cm" svg:height="0.211cm" svg:x="25.323cm" svg:y="1.079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text-style-name="P4" draw:layer="layout" svg:width="0.367cm" svg:height="0.449cm" svg:x="25.55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5.951cm" svg:y="0.623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083cm" svg:height="0.211cm" svg:x="26.185cm" svg:y="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26.38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6.781cm" svg:y="0.623cm" svg:viewBox="0 0 126 256" svg:d="M122 44c2-10 4-14 4-16 0-16-14-28-30-28-20 0-26 16-28 24l-66 214c0 2-2 8-2 8 0 6 16 10 20 10s4 0 6-8z">
            <text:p/>
          </draw:path>
          <draw:path draw:style-name="gr5" draw:text-style-name="P4" draw:layer="layout" svg:width="0.125cm" svg:height="0.255cm" svg:x="26.943cm" svg:y="0.623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367cm" svg:height="0.449cm" svg:x="26.399cm" svg:y="0.8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6.797cm" svg:y="0.605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125cm" svg:height="0.255cm" svg:x="26.959cm" svg:y="0.605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367cm" svg:height="0.449cm" svg:x="26.41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6.813cm" svg:y="0.623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125cm" svg:height="0.255cm" svg:x="26.973cm" svg:y="0.623cm" svg:viewBox="0 0 126 256" svg:d="M122 44c2-10 4-14 4-16 0-16-14-28-30-28-20 0-26 16-28 24l-66 214c0 2-2 8-2 8 0 6 16 10 20 10s4 0 8-8z">
            <text:p/>
          </draw:path>
        </draw:g>
        <draw:g>
          <svg:title>TexMaths</svg:title>
          <svg:desc>20§latex§$2: i, p, p',\pmb{null}$§svg§600§TRUE§</svg:desc>
          <draw:polygon draw:style-name="gr4" draw:text-style-name="P3" draw:layer="layout" svg:width="4.281cm" svg:height="0.665cm" svg:x="14.223cm" svg:y="5.208cm" svg:viewBox="0 0 4282 666" draw:points="2142,666 0,666 0,0 4282,0 4282,666">
            <text:p/>
          </draw:polygon>
          <draw:path draw:style-name="gr5" draw:text-style-name="P4" draw:layer="layout" svg:width="0.281cm" svg:height="0.469cm" svg:x="14.259cm" svg:y="5.26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5" draw:text-style-name="P4" draw:layer="layout" svg:width="0.075cm" svg:height="0.303cm" svg:x="14.829cm" svg:y="5.432cm" svg:viewBox="0 0 76 304" svg:d="M76 38c0-22-16-38-38-38-20 0-38 16-38 38 0 20 18 38 38 38 22 0 38-18 38-38zM76 268c0-22-16-38-38-38-20 0-38 16-38 38 0 20 18 36 38 36 22 0 38-16 38-36z">
            <text:p/>
          </draw:path>
          <draw:path draw:style-name="gr5" draw:text-style-name="P4" draw:layer="layout" svg:width="0.187cm" svg:height="0.473cm" svg:x="15.179cm" svg:y="5.27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5" draw:text-style-name="P4" draw:layer="layout" svg:width="0.083cm" svg:height="0.211cm" svg:x="15.459cm" svg:y="5.6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15.689cm" svg:y="5.4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083cm" svg:height="0.211cm" svg:x="16.123cm" svg:y="5.66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text-style-name="P4" draw:layer="layout" svg:width="0.367cm" svg:height="0.449cm" svg:x="16.353cm" svg:y="5.4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16.751cm" svg:y="5.206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083cm" svg:height="0.211cm" svg:x="16.985cm" svg:y="5.6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81cm" svg:height="0.319cm" svg:x="17.225cm" svg:y="5.424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17.645cm" svg:y="5.424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text-style-name="P4" draw:layer="layout" svg:width="0.151cm" svg:height="0.497cm" svg:x="18.057cm" svg:y="5.248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5" draw:text-style-name="P4" draw:layer="layout" svg:width="0.151cm" svg:height="0.497cm" svg:x="18.281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381cm" svg:height="0.319cm" svg:x="17.241cm" svg:y="5.40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17.661cm" svg:y="5.406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text-style-name="P4" draw:layer="layout" svg:width="0.151cm" svg:height="0.497cm" svg:x="18.073cm" svg:y="5.22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151cm" svg:height="0.497cm" svg:x="18.295cm" svg:y="5.22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381cm" svg:height="0.319cm" svg:x="17.257cm" svg:y="5.424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17.677cm" svg:y="5.424cm" svg:viewBox="0 0 364 320" svg:d="M226 274c8 28 34 46 64 46 24 0 40-16 52-38 12-26 22-70 22-70 0-8-8-8-10-8-6 0-8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text-style-name="P4" draw:layer="layout" svg:width="0.151cm" svg:height="0.497cm" svg:x="18.089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151cm" svg:height="0.497cm" svg:x="18.311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\texttt{LU}_{p'}/\texttt{FORGETP}$§svg§600§TRUE§</svg:desc>
          <draw:polygon draw:style-name="gr4" draw:text-style-name="P3" draw:layer="layout" svg:width="4.177cm" svg:height="0.727cm" svg:x="17.782cm" svg:y="2.4cm" svg:viewBox="0 0 4178 728" draw:points="2090,728 0,728 0,0 4178,0 4178,728">
            <text:p/>
          </draw:polygon>
          <draw:path draw:style-name="gr5" draw:text-style-name="P4" draw:layer="layout" svg:width="0.321cm" svg:height="0.431cm" svg:x="17.804cm" svg:y="2.496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text-style-name="P4" draw:layer="layout" svg:width="0.363cm" svg:height="0.439cm" svg:x="18.152cm" svg:y="2.496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text-style-name="P4" draw:layer="layout" svg:width="0.275cm" svg:height="0.313cm" svg:x="18.52cm" svg:y="2.81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18.842cm" svg:y="2.694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275cm" svg:height="0.703cm" svg:x="19.074cm" svg:y="2.398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25cm" svg:height="0.431cm" svg:x="19.404cm" svg:y="2.496cm" svg:viewBox="0 0 326 432" svg:d="M102 238h96c0 28 0 40 24 40s24-16 24-30v-66c0-12 0-28-24-28s-24 12-24 40h-96v-150h176v36c0 14 0 30 24 30s24-16 24-30v-52c0-20-4-28-28-28h-270c-10 0-28 0-28 22s18 22 28 22h24v344h-24c-10 0-28 0-28 22s18 22 28 22h110c10 0 28 0 28-22s-16-22-28-22h-36z">
            <text:p/>
          </draw:path>
          <draw:path draw:style-name="gr5" draw:text-style-name="P4" draw:layer="layout" svg:width="0.291cm" svg:height="0.445cm" svg:x="19.792cm" svg:y="2.488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text-style-name="P4" draw:layer="layout" svg:width="0.353cm" svg:height="0.439cm" svg:x="20.136cm" svg:y="2.496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323cm" svg:height="0.445cm" svg:x="20.514cm" svg:y="2.488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text-style-name="P4" draw:layer="layout" svg:width="0.335cm" svg:height="0.431cm" svg:x="20.874cm" svg:y="2.496cm" svg:viewBox="0 0 336 432" svg:d="M50 388h-22c-10 0-28 0-28 22s18 22 28 22h280c24 0 28-6 28-30v-62c0-14 0-30-24-30s-24 16-24 30v48h-188v-158h92c0 28 0 40 24 40s24-16 24-30v-64c0-14 0-30-24-30s-24 12-24 40h-92v-142h172v36c0 14 0 30 24 30 26 0 26-16 26-30v-52c0-20-6-28-30-28h-264c-10 0-28 0-28 22s18 22 28 22h22z">
            <text:p/>
          </draw:path>
          <draw:path draw:style-name="gr5" draw:text-style-name="P4" draw:layer="layout" svg:width="0.333cm" svg:height="0.431cm" svg:x="21.242cm" svg:y="2.496cm" svg:viewBox="0 0 334 432" svg:d="M192 44h92v36c0 14 0 30 24 30 26 0 26-16 26-30v-52c0-20-4-28-28-28h-278c-22 0-28 6-28 28v52c0 14 0 30 24 30s24-16 24-30v-36h94v344h-36c-10 0-28 0-28 22s16 22 28 22h122c10 0 28 0 28-22s-16-22-28-22h-36z">
            <text:p/>
          </draw:path>
          <draw:path draw:style-name="gr5" draw:text-style-name="P4" draw:layer="layout" svg:width="0.321cm" svg:height="0.431cm" svg:x="21.61cm" svg:y="2.496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g>
          <svg:title>TexMaths</svg:title>
          <svg:desc>20§latex§$\texttt{AVR}/\texttt{AV}_{p''}$§svg§600§TRUE§</svg:desc>
          <draw:polygon draw:style-name="gr4" draw:text-style-name="P3" draw:layer="layout" svg:width="2.793cm" svg:height="0.727cm" svg:x="20.549cm" svg:y="5.568cm" svg:viewBox="0 0 2794 728" draw:points="1398,728 0,728 0,0 2794,0 2794,728">
            <text:p/>
          </draw:polygon>
          <draw:path draw:style-name="gr5" draw:text-style-name="P4" draw:layer="layout" svg:width="0.331cm" svg:height="0.439cm" svg:x="20.567cm" svg:y="5.6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0.929cm" svg:y="5.664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text-style-name="P4" draw:layer="layout" svg:width="0.353cm" svg:height="0.439cm" svg:x="21.299cm" svg:y="5.66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275cm" svg:height="0.703cm" svg:x="21.695cm" svg:y="5.566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31cm" svg:height="0.439cm" svg:x="22.025cm" svg:y="5.6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2.387cm" svg:y="5.664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5" draw:text-style-name="P4" draw:layer="layout" svg:width="0.275cm" svg:height="0.313cm" svg:x="22.743cm" svg:y="5.98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23.065cm" svg:y="5.862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099cm" svg:height="0.185cm" svg:x="23.221cm" svg:y="5.862cm" svg:viewBox="0 0 100 186" svg:d="M96 34c0 0 4-8 4-14 0-12-12-20-22-20-16 0-20 12-22 16l-54 154c-2 4-2 6-2 6 0 6 16 10 16 10 2 0 4-2 6-6z">
            <text:p/>
          </draw:path>
        </draw:g>
        <draw:custom-shape draw:style-name="gr6" draw:text-style-name="P1" draw:layer="layout" svg:width="13.208cm" svg:height="6.118cm" svg:x="-0.23cm" svg:y="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latex§$\texttt{AVR}$ = $AV$ request has arrived§svg§600§TRUE§</svg:desc>
          <draw:polygon draw:style-name="gr4" draw:text-style-name="P3" draw:layer="layout" svg:width="9.277cm" svg:height="0.623cm" svg:x="0.149cm" svg:y="0.381cm" svg:viewBox="0 0 9278 624" draw:points="4640,624 0,624 0,0 9278,0 9278,624">
            <text:p/>
          </draw:polygon>
          <draw:path draw:style-name="gr5" draw:text-style-name="P4" draw:layer="layout" svg:width="0.331cm" svg:height="0.439cm" svg:x="0.167cm" svg:y="0.429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0.529cm" svg:y="0.437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text-style-name="P4" draw:layer="layout" svg:width="0.353cm" svg:height="0.439cm" svg:x="0.899cm" svg:y="0.437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469cm" svg:height="0.165cm" svg:x="1.529cm" svg:y="0.609cm" svg:viewBox="0 0 470 166" svg:d="M446 28c10 0 24 0 24-14s-14-14-24-14h-422c-10 0-24 0-24 14s14 14 24 14zM446 166c10 0 24 0 24-14s-14-14-24-14h-422c-10 0-24 0-24 14s14 14 24 14z">
            <text:p/>
          </draw:path>
          <draw:path draw:style-name="gr5" draw:text-style-name="P4" draw:layer="layout" svg:width="0.483cm" svg:height="0.505cm" svg:x="2.295cm" svg:y="0.36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5" draw:text-style-name="P4" draw:layer="layout" svg:width="0.503cm" svg:height="0.497cm" svg:x="2.833cm" svg:y="0.387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5" draw:text-style-name="P4" draw:layer="layout" svg:width="0.237cm" svg:height="0.311cm" svg:x="3.613cm" svg:y="0.557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273cm" svg:height="0.323cm" svg:x="3.887cm" svg:y="0.55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347cm" svg:height="0.449cm" svg:x="4.203cm" svg:y="0.557cm" svg:viewBox="0 0 348 450" svg:d="M244 270v126c0 32-8 32-54 32v22c24-2 60-4 78-4 20 0 56 2 80 4v-22c-46 0-54 0-54-32v-396h-16l-28 64c-8-20-38-64-94-64-82 0-156 68-156 160 0 88 68 160 150 160 50 0 80-30 94-50zM246 116v100c0 22-12 42-28 60-8 10-32 28-64 28-52 0-96-62-96-144 0-84 50-142 102-142 58 0 86 62 86 98z">
            <text:p/>
          </draw:path>
          <draw:path draw:style-name="gr5" draw:text-style-name="P4" draw:layer="layout" svg:width="0.355cm" svg:height="0.319cm" svg:x="4.571cm" svg:y="0.557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5" draw:text-style-name="P4" draw:layer="layout" svg:width="0.273cm" svg:height="0.323cm" svg:x="4.957cm" svg:y="0.55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231cm" svg:height="0.323cm" svg:x="5.273cm" svg:y="0.553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5" draw:text-style-name="P4" draw:layer="layout" svg:width="0.221cm" svg:height="0.441cm" svg:x="5.539cm" svg:y="0.435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355cm" svg:height="0.489cm" svg:x="6.055cm" svg:y="0.379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5" draw:text-style-name="P4" draw:layer="layout" svg:width="0.317cm" svg:height="0.323cm" svg:x="6.451cm" svg:y="0.553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31cm" svg:height="0.323cm" svg:x="6.795cm" svg:y="0.553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5" draw:text-style-name="P4" draw:layer="layout" svg:width="0.317cm" svg:height="0.323cm" svg:x="7.311cm" svg:y="0.553cm" svg:viewBox="0 0 318 324" svg:d="M206 264c2 28 22 58 56 58 14 0 56-10 56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37cm" svg:height="0.311cm" svg:x="7.651cm" svg:y="0.557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237cm" svg:height="0.311cm" svg:x="7.925cm" svg:y="0.557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151cm" svg:height="0.471cm" svg:x="8.203cm" svg:y="0.39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345cm" svg:height="0.311cm" svg:x="8.389cm" svg:y="0.565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5" draw:text-style-name="P4" draw:layer="layout" svg:width="0.273cm" svg:height="0.323cm" svg:x="8.745cm" svg:y="0.55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347cm" svg:height="0.497cm" svg:x="9.061cm" svg:y="0.379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</draw:g>
        <draw:g>
          <svg:title>TexMaths</svg:title>
          <svg:desc>20§latex§$\texttt{AV}_{x}$ = $AV$ sent to SN with $x$ in $RAND$§svg§600§TRUE§</svg:desc>
          <draw:polygon draw:style-name="gr4" draw:text-style-name="P3" draw:layer="layout" svg:width="12.249cm" svg:height="0.593cm" svg:x="0.148cm" svg:y="1.181cm" svg:viewBox="0 0 12250 594" draw:points="6124,594 0,594 0,0 12250,0 12250,594">
            <text:p/>
          </draw:polygon>
          <draw:path draw:style-name="gr5" draw:text-style-name="P4" draw:layer="layout" svg:width="0.331cm" svg:height="0.439cm" svg:x="0.166cm" svg:y="1.229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0.528cm" svg:y="1.237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text-style-name="P4" draw:layer="layout" svg:width="0.265cm" svg:height="0.223cm" svg:x="0.91cm" svg:y="1.555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5" draw:text-style-name="P4" draw:layer="layout" svg:width="0.469cm" svg:height="0.165cm" svg:x="1.514cm" svg:y="1.409cm" svg:viewBox="0 0 470 166" svg:d="M446 28c10 0 24 0 24-14s-14-14-24-14h-422c-10 0-24 0-24 14s14 14 24 14zM446 166c10 0 24 0 24-14s-14-14-24-14h-422c-10 0-24 0-24 14s14 14 24 14z">
            <text:p/>
          </draw:path>
          <draw:path draw:style-name="gr5" draw:text-style-name="P4" draw:layer="layout" svg:width="0.483cm" svg:height="0.505cm" svg:x="2.278cm" svg:y="1.16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5" draw:text-style-name="P4" draw:layer="layout" svg:width="0.503cm" svg:height="0.497cm" svg:x="2.818cm" svg:y="1.187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5" draw:text-style-name="P4" draw:layer="layout" svg:width="0.231cm" svg:height="0.323cm" svg:x="3.6cm" svg:y="1.353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5" draw:text-style-name="P4" draw:layer="layout" svg:width="0.273cm" svg:height="0.323cm" svg:x="3.874cm" svg:y="1.35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355cm" svg:height="0.311cm" svg:x="4.188cm" svg:y="1.357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text-style-name="P4" draw:layer="layout" svg:width="0.221cm" svg:height="0.441cm" svg:x="4.548cm" svg:y="1.235cm" svg:viewBox="0 0 222 442" svg:d="M110 152h100v-22h-100v-130h-18c-2 58-22 134-92 136v16h60v194c0 88 66 96 92 96 50 0 70-50 70-96v-40h-18v40c0 52-20 78-48 78-46 0-46-64-46-76z">
            <text:p/>
          </draw:path>
          <draw:path draw:style-name="gr5" draw:text-style-name="P4" draw:layer="layout" svg:width="0.221cm" svg:height="0.441cm" svg:x="5.054cm" svg:y="1.235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313cm" svg:height="0.323cm" svg:x="5.334cm" svg:y="1.353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5" draw:text-style-name="P4" draw:layer="layout" svg:width="0.313cm" svg:height="0.513cm" svg:x="5.938cm" svg:y="1.171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5" draw:text-style-name="P4" draw:layer="layout" svg:width="0.481cm" svg:height="0.481cm" svg:x="6.31cm" svg:y="1.187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ath draw:style-name="gr5" draw:text-style-name="P4" draw:layer="layout" svg:width="0.483cm" svg:height="0.311cm" svg:x="7.06cm" svg:y="1.365cm" svg:viewBox="0 0 484 312" svg:d="M424 68c12-36 34-46 60-46v-22c-16 2-36 2-52 2-20 0-52-2-66-2v22c26 0 42 14 42 34 0 4 0 6-4 14l-64 182-70-198c-4-8-4-10-4-12 0-20 28-20 42-20v-22c-20 0-56 2-74 2-20 0-42 0-62-2v22c26 0 36 2 44 10 4 4 12 26 16 40l-60 170-68-188c-4-8-4-10-4-12 0-20 28-20 42-20v-22c-20 0-60 2-76 2-4 0-40 0-66-2v22c36 0 44 2 52 24l90 252c2 10 4 14 14 14s10-4 14-14l72-200 72 202c2 8 4 12 14 12 8 0 10-6 14-12z">
            <text:p/>
          </draw:path>
          <draw:path draw:style-name="gr5" draw:text-style-name="P4" draw:layer="layout" svg:width="0.151cm" svg:height="0.471cm" svg:x="7.576cm" svg:y="1.19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221cm" svg:height="0.441cm" svg:x="7.76cm" svg:y="1.235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355cm" svg:height="0.489cm" svg:x="8.042cm" svg:y="1.179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5" draw:text-style-name="P4" draw:layer="layout" svg:width="0.351cm" svg:height="0.319cm" svg:x="8.662cm" svg:y="1.357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5" draw:text-style-name="P4" draw:layer="layout" svg:width="0.151cm" svg:height="0.471cm" svg:x="9.3cm" svg:y="1.19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355cm" svg:height="0.311cm" svg:x="9.494cm" svg:y="1.357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text-style-name="P4" draw:layer="layout" svg:width="0.503cm" svg:height="0.497cm" svg:x="10.124cm" svg:y="1.187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2-12l48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4" draw:layer="layout" svg:width="0.483cm" svg:height="0.505cm" svg:x="10.656cm" svg:y="1.16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5" draw:text-style-name="P4" draw:layer="layout" svg:width="0.593cm" svg:height="0.481cm" svg:x="11.184cm" svg:y="1.187cm" svg:viewBox="0 0 594 482" svg:d="M506 74c6-28 20-50 76-52 4 0 12 0 12-14 0 0 0-8-10-8-22 0-48 2-70 2-24 0-50-2-72-2-4 0-14 0-14 14 0 8 8 8 14 8 40 0 48 16 48 30 0 4-2 14-2 16l-80 314-156-368c-6-14-6-14-22-14h-94c-14 0-22 0-22 14 0 8 8 8 20 8 4 0 48 0 48 6l-94 380c-6 28-18 50-76 52-4 0-12 0-12 14 0 6 4 8 10 8 22 0 46-2 70-2s50 2 72 2c4 0 14 0 14-14 0-8-8-8-16-8-40-2-46-16-46-30 0-6 2-10 4-18l92-372c4 4 4 6 6 12l176 416c6 12 8 14 14 14 8 0 8-2 10-14z">
            <text:p/>
          </draw:path>
          <draw:path draw:style-name="gr5" draw:text-style-name="P4" draw:layer="layout" svg:width="0.539cm" svg:height="0.481cm" svg:x="11.824cm" svg:y="1.187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</draw:g>
        <draw:g>
          <svg:title>TexMaths</svg:title>
          <svg:desc>20§latex§$\texttt{LU}_{x}$ = Location update for $x$ has arrived§svg§600§TRUE§</svg:desc>
          <draw:polygon draw:style-name="gr4" draw:text-style-name="P3" draw:layer="layout" svg:width="12.471cm" svg:height="0.623cm" svg:x="0.148cm" svg:y="2.075cm" svg:viewBox="0 0 12472 624" draw:points="6236,624 0,624 0,0 12472,0 12472,624">
            <text:p/>
          </draw:polygon>
          <draw:path draw:style-name="gr5" draw:text-style-name="P4" draw:layer="layout" svg:width="0.321cm" svg:height="0.431cm" svg:x="0.17cm" svg:y="2.131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text-style-name="P4" draw:layer="layout" svg:width="0.363cm" svg:height="0.439cm" svg:x="0.518cm" svg:y="2.131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text-style-name="P4" draw:layer="layout" svg:width="0.265cm" svg:height="0.223cm" svg:x="0.91cm" svg:y="2.449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5" draw:text-style-name="P4" draw:layer="layout" svg:width="0.469cm" svg:height="0.165cm" svg:x="1.514cm" svg:y="2.303cm" svg:viewBox="0 0 470 166" svg:d="M446 28c10 0 24 0 24-14s-14-14-24-14h-422c-10 0-24 0-24 14s14 14 24 14zM446 166c10 0 24 0 24-14s-14-14-24-14h-422c-10 0-24 0-24 14s14 14 24 14z">
            <text:p/>
          </draw:path>
          <draw:path draw:style-name="gr5" draw:text-style-name="P4" draw:layer="layout" svg:width="0.387cm" svg:height="0.481cm" svg:x="2.276cm" svg:y="2.081cm" svg:viewBox="0 0 388 482" svg:d="M388 300h-18c-8 72-18 160-142 160h-58c-32 0-34-4-34-28v-376c0-24 0-34 66-34h24v-22c-26 2-90 2-118 2s-84 0-108-2v22h16c56 0 56 8 56 34v372c0 24 0 32-56 32h-16v22h368z">
            <text:p/>
          </draw:path>
          <draw:path draw:style-name="gr5" draw:text-style-name="P4" draw:layer="layout" svg:width="0.313cm" svg:height="0.323cm" svg:x="2.71cm" svg:y="2.24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5" draw:text-style-name="P4" draw:layer="layout" svg:width="0.269cm" svg:height="0.323cm" svg:x="3.084cm" svg:y="2.247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5" draw:text-style-name="P4" draw:layer="layout" svg:width="0.317cm" svg:height="0.323cm" svg:x="3.402cm" svg:y="2.2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21cm" svg:height="0.441cm" svg:x="3.736cm" svg:y="2.129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151cm" svg:height="0.471cm" svg:x="4.018cm" svg:y="2.09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313cm" svg:height="0.323cm" svg:x="4.208cm" svg:y="2.24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5" draw:text-style-name="P4" draw:layer="layout" svg:width="0.355cm" svg:height="0.311cm" svg:x="4.562cm" svg:y="2.251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text-style-name="P4" draw:layer="layout" svg:width="0.355cm" svg:height="0.319cm" svg:x="5.184cm" svg:y="2.251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5" draw:text-style-name="P4" draw:layer="layout" svg:width="0.347cm" svg:height="0.449cm" svg:x="5.572cm" svg:y="2.251cm" svg:viewBox="0 0 348 450" svg:d="M102 46v-46l-102 8v22c50 0 56 4 56 34v332c0 32-8 32-56 32v22c24-2 60-4 80-4 18 0 54 2 80 4v-22c-48 0-56 0-56-32v-120-6c4 12 34 50 86 50 86 0 158-70 158-160s-68-160-148-160c-54 0-84 32-98 46zM104 232v-158c20-36 56-56 92-56 50 0 94 62 94 142 0 86-50 144-102 144-28 0-56-14-74-42-10-16-10-16-10-30z">
            <text:p/>
          </draw:path>
          <draw:path draw:style-name="gr5" draw:text-style-name="P4" draw:layer="layout" svg:width="0.347cm" svg:height="0.497cm" svg:x="5.984cm" svg:y="2.073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5" draw:text-style-name="P4" draw:layer="layout" svg:width="0.317cm" svg:height="0.323cm" svg:x="6.378cm" svg:y="2.2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21cm" svg:height="0.441cm" svg:x="6.712cm" svg:y="2.129cm" svg:viewBox="0 0 222 442" svg:d="M110 152h100v-22h-100v-130h-18c-2 58-22 134-92 136v16h60v194c0 88 66 96 92 96 50 0 70-50 70-96v-40h-18v40c0 52-20 78-48 78-46 0-46-64-46-76z">
            <text:p/>
          </draw:path>
          <draw:path draw:style-name="gr5" draw:text-style-name="P4" draw:layer="layout" svg:width="0.273cm" svg:height="0.323cm" svg:x="6.992cm" svg:y="2.24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229cm" svg:height="0.497cm" svg:x="7.54cm" svg:y="2.065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5" draw:text-style-name="P4" draw:layer="layout" svg:width="0.313cm" svg:height="0.323cm" svg:x="7.75cm" svg:y="2.24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5" draw:text-style-name="P4" draw:layer="layout" svg:width="0.237cm" svg:height="0.311cm" svg:x="8.1cm" svg:y="2.25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351cm" svg:height="0.319cm" svg:x="8.61cm" svg:y="2.251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5" draw:text-style-name="P4" draw:layer="layout" svg:width="0.355cm" svg:height="0.489cm" svg:x="9.246cm" svg:y="2.073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5" draw:text-style-name="P4" draw:layer="layout" svg:width="0.317cm" svg:height="0.323cm" svg:x="9.642cm" svg:y="2.2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31cm" svg:height="0.323cm" svg:x="9.986cm" svg:y="2.247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5" draw:text-style-name="P4" draw:layer="layout" svg:width="0.317cm" svg:height="0.323cm" svg:x="10.504cm" svg:y="2.2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37cm" svg:height="0.311cm" svg:x="10.844cm" svg:y="2.25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237cm" svg:height="0.311cm" svg:x="11.118cm" svg:y="2.25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151cm" svg:height="0.471cm" svg:x="11.396cm" svg:y="2.09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345cm" svg:height="0.311cm" svg:x="11.58cm" svg:y="2.259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5" draw:text-style-name="P4" draw:layer="layout" svg:width="0.273cm" svg:height="0.323cm" svg:x="11.938cm" svg:y="2.24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347cm" svg:height="0.497cm" svg:x="12.252cm" svg:y="2.073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</draw:g>
        <draw:g>
          <svg:title>TexMaths</svg:title>
          <svg:desc>20§latex§\begin{eqnarray*}
\texttt{FORGETP} =
\begin{cases} p \leftarrow p' \\ 
p' \leftarrow p''\\
p'' \leftarrow null
\end{cases}
\end{eqnarray*} §svg§600§TRUE§</svg:desc>
          <draw:polygon draw:style-name="gr4" draw:text-style-name="P3" draw:layer="layout" svg:width="7.213cm" svg:height="2.951cm" svg:x="0.05cm" svg:y="2.966cm" svg:viewBox="0 0 7214 2952" draw:points="3608,2952 0,2952 0,0 7214,0 7214,2952">
            <text:p/>
          </draw:polygon>
          <draw:path draw:style-name="gr5" draw:text-style-name="P4" draw:layer="layout" svg:width="0.325cm" svg:height="0.431cm" svg:x="0.07cm" svg:y="4.188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5" draw:text-style-name="P4" draw:layer="layout" svg:width="0.291cm" svg:height="0.445cm" svg:x="0.458cm" svg:y="4.18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text-style-name="P4" draw:layer="layout" svg:width="0.353cm" svg:height="0.439cm" svg:x="0.8cm" svg:y="4.188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323cm" svg:height="0.445cm" svg:x="1.18cm" svg:y="4.18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text-style-name="P4" draw:layer="layout" svg:width="0.335cm" svg:height="0.431cm" svg:x="1.538cm" svg:y="4.188cm" svg:viewBox="0 0 336 432" svg:d="M50 388h-22c-10 0-28 0-28 22s18 22 28 22h280c24 0 28-6 28-30v-62c0-14 0-30-24-30s-24 16-24 30v48h-190v-158h94c0 28 0 40 24 40s24-16 24-30v-64c0-14 0-30-24-30s-24 12-24 40h-94v-142h174v36c0 14 0 30 24 30 26 0 26-16 26-30v-52c0-20-6-28-30-28h-264c-10 0-28 0-28 22s18 22 28 22h22z">
            <text:p/>
          </draw:path>
          <draw:path draw:style-name="gr5" draw:text-style-name="P4" draw:layer="layout" svg:width="0.333cm" svg:height="0.431cm" svg:x="1.906cm" svg:y="4.188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5" draw:text-style-name="P4" draw:layer="layout" svg:width="0.321cm" svg:height="0.431cm" svg:x="2.274cm" svg:y="4.188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  <draw:path draw:style-name="gr5" draw:text-style-name="P4" draw:layer="layout" svg:width="0.469cm" svg:height="0.165cm" svg:x="2.868cm" svg:y="4.36cm" svg:viewBox="0 0 470 166" svg:d="M446 28c10 0 24 0 24-14s-14-14-24-14h-422c-10 0-24 0-24 14s14 14 24 14zM446 166c10 0 24 0 24-14s-14-14-24-14h-422c-10 0-24 0-24 14s14 14 24 14z">
            <text:p/>
          </draw:path>
          <draw:path draw:style-name="gr5" draw:text-style-name="P4" draw:layer="layout" svg:width="0.235cm" svg:height="0.639cm" svg:x="3.838cm" svg:y="2.966cm" svg:viewBox="0 0 236 640" svg:d="M86 318c0-58 14-192 140-280 10-8 10-8 10-22 0-16 0-16-18-16h-10c-154 82-208 216-208 318v304c0 18 0 18 20 18h46c18 0 20 0 20-18z">
            <text:p/>
          </draw:path>
          <draw:path draw:style-name="gr5" draw:text-style-name="P4" draw:layer="layout" svg:width="0.085cm" svg:height="0.225cm" svg:x="3.838cm" svg:y="3.592cm" svg:viewBox="0 0 86 226" svg:d="M86 20c0-20 0-20-20-20h-46c-20 0-20 0-20 20v188c0 18 0 18 20 18h46c20 0 20 0 20-18z">
            <text:p/>
          </draw:path>
          <draw:path draw:style-name="gr5" draw:text-style-name="P4" draw:layer="layout" svg:width="0.235cm" svg:height="1.281cm" svg:x="3.688cm" svg:y="3.802cm" svg:viewBox="0 0 236 1282" svg:d="M152 1262c0 18 0 20 20 20h44c20 0 20-2 20-20v-296c0-86-36-230-194-326 160-96 194-240 194-324v-296c0-20 0-20-20-20h-44c-20 0-20 0-20 20v296c0 60-14 206-144 304-8 8-8 8-8 20 0 14 0 14 8 20 18 14 68 52 102 122 28 58 42 120 42 182z">
            <text:p/>
          </draw:path>
          <draw:path draw:style-name="gr5" draw:text-style-name="P4" draw:layer="layout" svg:width="0.085cm" svg:height="0.225cm" svg:x="3.838cm" svg:y="5.068cm" svg:viewBox="0 0 86 226" svg:d="M86 20c0-20 0-20-20-20h-46c-20 0-20 0-20 20v188c0 18 0 18 20 18h46c20 0 20 0 20-18z">
            <text:p/>
          </draw:path>
          <draw:path draw:style-name="gr5" draw:text-style-name="P4" draw:layer="layout" svg:width="0.235cm" svg:height="0.639cm" svg:x="3.838cm" svg:y="5.278cm" svg:viewBox="0 0 236 640" svg:d="M218 640c18 0 18 0 18-16 0-12 0-14-2-16-22-16-74-52-108-116-26-54-40-108-40-170v-302c0-20-2-20-20-20h-46c-20 0-20 0-20 20v302c0 104 54 238 208 318z">
            <text:p/>
          </draw:path>
          <draw:path draw:style-name="gr5" draw:text-style-name="P4" draw:layer="layout" svg:width="0.367cm" svg:height="0.449cm" svg:x="4.17cm" svg:y="3.32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625cm" svg:height="0.367cm" svg:x="4.78cm" svg:y="3.274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text-style-name="P4" draw:layer="layout" svg:width="0.367cm" svg:height="0.449cm" svg:x="5.614cm" svg:y="3.32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6.012cm" svg:y="3.102cm" svg:viewBox="0 0 126 256" svg:d="M122 44c4-10 4-14 4-16 0-16-14-28-30-28-20 0-26 16-28 24l-66 214c0 2-2 8-2 8 0 6 16 10 20 10s4 0 8-8z">
            <text:p/>
          </draw:path>
          <draw:path draw:style-name="gr5" draw:text-style-name="P4" draw:layer="layout" svg:width="0.367cm" svg:height="0.449cm" svg:x="4.17cm" svg:y="4.33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4.57cm" svg:y="4.114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625cm" svg:height="0.367cm" svg:x="4.978cm" svg:y="4.286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text-style-name="P4" draw:layer="layout" svg:width="0.367cm" svg:height="0.449cm" svg:x="5.812cm" svg:y="4.33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6.21cm" svg:y="4.114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125cm" svg:height="0.255cm" svg:x="6.372cm" svg:y="4.114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367cm" svg:height="0.449cm" svg:x="4.17cm" svg:y="5.3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4.57cm" svg:y="5.126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125cm" svg:height="0.255cm" svg:x="4.73cm" svg:y="5.126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625cm" svg:height="0.367cm" svg:x="5.14cm" svg:y="5.298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text-style-name="P4" draw:layer="layout" svg:width="0.381cm" svg:height="0.319cm" svg:x="6.016cm" svg:y="5.34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6.436cm" svg:y="5.346cm" svg:viewBox="0 0 364 320" svg:d="M226 272c8 30 34 48 64 48 24 0 40-16 52-38 12-26 22-70 22-70 0-8-8-8-10-8-6 0-6 4-10 14-8 38-22 86-52 86-14 0-22-8-22-32 0-16 8-48 14-74l20-76c2-10 10-38 12-48 4-16 10-42 10-48 0-12-10-18-20-18-4 0-22 0-28 24-12 52-44 176-52 214-2 2-30 58-82 58-36 0-42-32-42-58 0-38 18-94 38-144 8-20 12-30 12-44 0-32-24-58-58-58-68 0-94 102-94 108 0 8 8 8 8 8 8 0 8-2 12-12 18-62 44-88 72-88 6 0 16 0 16 22 0 18-6 38-12 48-26 70-40 114-40 150 0 66 48 84 86 84 48 0 72-32 84-48z">
            <text:p/>
          </draw:path>
          <draw:path draw:style-name="gr5" draw:text-style-name="P4" draw:layer="layout" svg:width="0.151cm" svg:height="0.497cm" svg:x="6.848cm" svg:y="5.16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151cm" svg:height="0.497cm" svg:x="7.07cm" svg:y="5.16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\texttt{AVR}/\texttt{AV}_{p''}$§svg§600§TRUE§</svg:desc>
          <draw:polygon draw:style-name="gr4" draw:text-style-name="P3" draw:layer="layout" svg:width="2.793cm" svg:height="0.727cm" svg:x="25.15cm" svg:y="-1.83cm" svg:viewBox="0 0 2794 728" draw:points="1398,728 0,728 0,0 2794,0 2794,728">
            <text:p/>
          </draw:polygon>
          <draw:path draw:style-name="gr5" draw:text-style-name="P4" draw:layer="layout" svg:width="0.331cm" svg:height="0.439cm" svg:x="25.168cm" svg:y="-1.742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5.53cm" svg:y="-1.734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text-style-name="P4" draw:layer="layout" svg:width="0.353cm" svg:height="0.439cm" svg:x="25.9cm" svg:y="-1.73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275cm" svg:height="0.703cm" svg:x="26.296cm" svg:y="-1.832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31cm" svg:height="0.439cm" svg:x="26.626cm" svg:y="-1.742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6.988cm" svg:y="-1.734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5" draw:text-style-name="P4" draw:layer="layout" svg:width="0.275cm" svg:height="0.313cm" svg:x="27.344cm" svg:y="-1.41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27.666cm" svg:y="-1.536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099cm" svg:height="0.185cm" svg:x="27.822cm" svg:y="-1.536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\texttt{LU}_{p''}/\texttt{FORGETP}$§svg§600§TRUE§</svg:desc>
          <draw:polygon draw:style-name="gr4" draw:text-style-name="P3" draw:layer="layout" svg:width="4.333cm" svg:height="0.727cm" svg:x="17.737cm" svg:y="3.216cm" svg:viewBox="0 0 4334 728" draw:points="2166,728 0,728 0,0 4334,0 4334,728">
            <text:p/>
          </draw:polygon>
          <draw:path draw:style-name="gr5" draw:text-style-name="P4" draw:layer="layout" svg:width="0.321cm" svg:height="0.431cm" svg:x="17.759cm" svg:y="3.312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text-style-name="P4" draw:layer="layout" svg:width="0.363cm" svg:height="0.439cm" svg:x="18.107cm" svg:y="3.312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text-style-name="P4" draw:layer="layout" svg:width="0.275cm" svg:height="0.313cm" svg:x="18.475cm" svg:y="3.63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18.797cm" svg:y="3.51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099cm" svg:height="0.185cm" svg:x="18.951cm" svg:y="3.51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275cm" svg:height="0.703cm" svg:x="19.183cm" svg:y="3.214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25cm" svg:height="0.431cm" svg:x="19.515cm" svg:y="3.312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5" draw:text-style-name="P4" draw:layer="layout" svg:width="0.291cm" svg:height="0.445cm" svg:x="19.903cm" svg:y="3.304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text-style-name="P4" draw:layer="layout" svg:width="0.353cm" svg:height="0.439cm" svg:x="20.247cm" svg:y="3.312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323cm" svg:height="0.445cm" svg:x="20.625cm" svg:y="3.304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text-style-name="P4" draw:layer="layout" svg:width="0.335cm" svg:height="0.431cm" svg:x="20.985cm" svg:y="3.312cm" svg:viewBox="0 0 336 432" svg:d="M50 388h-20c-12 0-30 0-30 22s18 22 30 22h278c24 0 28-6 28-30v-62c0-14 0-30-24-30s-24 16-24 30v48h-188v-158h92c0 28 0 40 24 40s24-16 24-30v-64c0-14 0-30-24-30s-24 12-24 40h-92v-142h172v36c0 14 0 30 24 30 26 0 26-16 26-30v-52c0-20-6-28-30-28h-262c-12 0-30 0-30 22s18 22 30 22h20z">
            <text:p/>
          </draw:path>
          <draw:path draw:style-name="gr5" draw:text-style-name="P4" draw:layer="layout" svg:width="0.333cm" svg:height="0.431cm" svg:x="21.351cm" svg:y="3.312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5" draw:text-style-name="P4" draw:layer="layout" svg:width="0.321cm" svg:height="0.431cm" svg:x="21.719cm" svg:y="3.312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04:04:01.027225404</meta:creation-date>
    <dc:date>2017-07-20T10:51:32.833032047</dc:date>
    <meta:editing-duration>PT1H8M18S</meta:editing-duration>
    <meta:editing-cycles>8</meta:editing-cycles>
    <meta:generator>LibreOffice/5.1.6.2$Linux_X86_64 LibreOffice_project/10m0$Build-2</meta:generator>
    <meta:document-statistic meta:object-count="242"/>
  </office:meta>
</office:document-meta>
</file>